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3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formula="of:=[.B2]+[.C2]+[.D2]+[.E2]" office:value-type="float" office:value="22" calcext:value-type="float">
            <text:p>22</text:p>
          </table:table-cell>
          <table:table-cell table:style-name="ce39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22.0" calcext:value-type="string">
            <text:p>22.0</text:p>
          </table:table-cell>
          <table:table-cell table:number-columns-repeated="4"/>
          <table:table-cell table:style-name="ce33" office:value-type="string" calcext:value-type="string">
            <text:p>24C01C SERIAL 1K EEPROM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PIC16C745 USB Micro.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382 82Ω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4.22 KΩ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LM2596 DC-DC STEP DOWN REG - 5V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8.06 KΩ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SMBJ18A Transient V Suppress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CD4022BCN Decade Counter/DIVID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N4071B QUAD 2x 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CD4081 QUAD 2inp AN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SG1596J Linear Mod/Demo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N4024AB 7 stage Coun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N4066B QUAD Analog Sw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HCF4001B QUAD 2inp N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3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455 KHz CERAMIC FIL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4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CD4030CB QUAD X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4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TC4049B Hex INVER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4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ETHANOL Senso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3 Spac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5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3×8 mm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M3×10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REED SWITCH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6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office:value-type="string" calcext:value-type="string">
            <text:p>M3 flat wash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7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LDO REG LT1764ET ?3.3V?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1.3K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LM709H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8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Telescoping Antenna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9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24LC128 EEPROM 128K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10 column 1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AMPROBE FUS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10 column 2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10 column 3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1A 250V Fus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10 column 4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none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Default" office:value-type="string" calcext:value-type="string">
            <text:p>row 10 column 5</text:p>
          </table:table-cell>
          <table:table-cell office:value-type="string" calcext:value-type="string">
            <text:p>Misc 3\IMG_9582.JPG</text:p>
          </table:table-cell>
          <table:table-cell table:style-name="ce13" office:value-type="string" calcext:value-type="string">
            <text:p><text:a xlink:href="https://github.com/Workshop88/Workshop_88_makerspace_inventory/blob/main/Electronics_lab_components/__ToDo__/Misc%204/IMG_9582.JPG" xlink:type="simple">view image</text:a></text:p>
          </table:table-cell>
          <table:table-cell/>
          <table:table-cell table:style-name="Default" table:number-columns-repeated="16366"/>
        </table:table-row>
        <table:table-row table:style-name="ro1" table:number-rows-repeated="8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32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7:37:49.300628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2-24T08:04:35.324379213</dc:date>
    <meta:editing-cycles>36</meta:editing-cycles>
    <meta:editing-duration>P2DT13H32M11S</meta:editing-duration>
    <meta:generator>LibreOffice/25.8.4.2$Linux_X86_64 LibreOffice_project/0366609b1de41a39e1896ae41e33c673f2a73802</meta:generator>
    <meta:document-statistic meta:table-count="1" meta:cell-count="271" meta:object-count="0"/>
    <meta:user-defined meta:name="AppVersion">15.0000</meta:user-defined>
  </office:meta>
</office:document-meta>
</file>